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lef" svg:font-family="Alef" style:font-pitch="variable"/>
    <style:font-face style:name="Aloisen Groove Text" svg:font-family="'Aloisen Groove Text'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Bahnschrift Condensed" svg:font-family="'Bahnschrift Condensed'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acc3" officeooo:paragraph-rsid="001bacc3"/>
    </style:style>
    <style:style style:name="P2" style:family="paragraph" style:parent-style-name="Standard">
      <style:text-properties fo:color="#fdfdfd" style:font-name="Alef" fo:font-size="96pt" officeooo:rsid="001e3b05" officeooo:paragraph-rsid="001e3b05" fo:background-color="#69c4ee" style:font-size-asian="96pt" style:font-size-complex="96pt"/>
    </style:style>
    <style:style style:name="T1" style:family="text">
      <style:text-properties officeooo:rsid="001d7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’ve always enjoyed a good puzzle – a tricky problem that needs to be solved. <text:span text:style-name="T1">While working remotely, </text:span>I often sit down at the piano and play a Beethoven sonata, or maybe an old church hymn, or often a show tune to something like La La Land. <text:s/>Whatever the flavor, it helps me imagine new and better solutions and helps my team ship a better product.</text:p>
      <text:p text:style-name="P1"/>
      <text:p text:style-name="P1"/>
      <text:p text:style-name="P2">J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lef" svg:font-family="Alef" style:font-pitch="variable"/>
    <style:font-face style:name="Aloisen Groove Text" svg:font-family="'Aloisen Groove Text'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Bahnschrift Condensed" svg:font-family="'Bahnschrift Condensed'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18:28:50.835000000</meta:creation-date>
    <dc:date>2020-02-26T11:53:47.747000000</dc:date>
    <meta:editing-duration>PT13H33M8S</meta:editing-duration>
    <meta:editing-cycles>1</meta:editing-cycles>
    <meta:document-statistic meta:table-count="0" meta:image-count="0" meta:object-count="0" meta:page-count="1" meta:paragraph-count="2" meta:word-count="66" meta:character-count="350" meta:non-whitespace-character-count="284"/>
    <meta:generator>LibreOffice/6.3.4.2$Windows_X86_64 LibreOffice_project/60da17e045e08f1793c57c00ba83cdfce946d0aa</meta:generator>
  </office:meta>
</office:document-meta>
</file>